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officeooo:paragraph-rsid="000e3b71"/>
    </style:style>
    <style:style style:name="P3" style:family="paragraph" style:parent-style-name="Standard">
      <style:paragraph-properties fo:margin-top="0in" fo:margin-bottom="0.1965in" loext:contextual-spacing="false"/>
      <style:text-properties fo:font-weight="bold" style:font-weight-asian="bold" style:font-weight-complex="bold"/>
    </style:style>
    <style:style style:name="P4" style:family="paragraph" style:parent-style-name="Standard" style:list-style-name="L1">
      <style:paragraph-properties fo:margin-top="0in" fo:margin-bottom="0.1965in" loext:contextual-spacing="false"/>
    </style:style>
    <style:style style:name="P5" style:family="paragraph" style:parent-style-name="Title">
      <style:text-properties officeooo:paragraph-rsid="000e3b71"/>
    </style:style>
    <style:style style:name="P6" style:family="paragraph" style:parent-style-name="Title">
      <style:text-properties fo:font-size="20pt" officeooo:paragraph-rsid="000e3b71" style:font-size-asian="20pt" style:font-size-complex="20pt"/>
    </style:style>
    <style:style style:name="T1" style:family="text">
      <style:text-properties fo:font-weight="bold" style:font-weight-asian="bold" style:font-weight-complex="bold"/>
    </style:style>
    <style:style style:name="T2" style:family="text">
      <style:text-properties officeooo:rsid="000e3b71"/>
    </style:style>
    <style:style style:name="T3" style:family="text">
      <style:text-properties style:font-name="Nimbus Mono P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ercice</text:p>
      <text:p text:style-name="P6">Filtrer les Pokémon par nom et capacités</text:p>
      <text:p text:style-name="P1"/>
      <text:p text:style-name="P2"><text:span text:style-name="T1">Objectif :</text:span> </text:p>
      <text:p text:style-name="P2">Créer une application React simple qui permet aux utilisateurs de filtrer les Pokémon par leur nom et leurs capacités en utilisant l'API Pokédex.</text:p>
      <text:p text:style-name="P2"/>
      <text:p text:style-name="P3">Exigences :</text:p>
      <text:list xml:id="list1561363926" text:style-name="L1">
        <text:list-item>
          <text:p text:style-name="P4">Votre application doit avoir un champ de saisie de recherche pour permettre à l'utilisateur d'entrer le nom d'un Pokémon.</text:p>
        </text:list-item>
        <text:list-item>
          <text:p text:style-name="P4">Votre application doit avoir un menu déroulant pour permettre à l'utilisateur de sélectionner une capacité.</text:p>
        </text:list-item>
        <text:list-item>
          <text:p text:style-name="P4">Lorsque l'utilisateur entre un nom ou sélectionne une capacité, l'application doit afficher une liste de Pokémon qui correspondent aux critères de recherche.</text:p>
        </text:list-item>
        <text:list-item>
          <text:p text:style-name="P4">Chaque Pokémon de la liste doit afficher son nom, son image et une liste de ses capacités.</text:p>
        </text:list-item>
      </text:list>
      <text:p text:style-name="P1"/>
      <text:p text:style-name="P3">Instructions :</text:p>
      <text:p text:style-name="P1">Commencez par créer une nouvelle application <text:span text:style-name="T3">React</text:span> en utilisant la commande <text:span text:style-name="T3">create-react-app</text:span>.</text:p>
      <text:p text:style-name="P1">Créez un nouveau composant appelé <text:span text:style-name="T3">PokemonList</text:span> qui sera responsable de l'affichage de la liste des Pokémon. Il devrait avoir un état local pour stocker les résultats de la recherche.</text:p>
      <text:p text:style-name="P1">Dans le composant <text:span text:style-name="T3">PokemonList</text:span>, créez une méthode <text:span text:style-name="T3">handleSearch</text:span> qui sera appelée lorsque l'utilisateur entre un nom ou sélectionne une capacité. Cette méthode mettr<text:span text:style-name="T2">a</text:span> à jour l'état local avec les résultats de la recherche.</text:p>
      <text:p text:style-name="P1"><text:span text:style-name="T2">Le </text:span>composant <text:span text:style-name="T3">PokemonList,</text:span> re<text:span text:style-name="T2">çoit</text:span> un objet Pokémon en paramètre et renvo<text:span text:style-name="T2">ie</text:span> un élément de liste contenant le nom, l'image et la liste des capacités du Pokémon.</text:p>
      <text:p text:style-name="P1"><text:soft-page-break/><text:span text:style-name="T2">Le c</text:span>omposant <text:span text:style-name="T3">PokemonList</text:span> affiche un formulaire de recherche avec un champ de saisie et un menu déroulant pour les capacités. Cette méthode devrait également afficher la liste des Pokémon correspondant aux critères de recherche.</text:p>
      <text:p text:style-name="P1">Créez un composant <text:span text:style-name="T3">App</text:span> qui sera responsable de l'affichage global de l'application. Ce composant devrait inclure le composant <text:span text:style-name="T3">PokemonList</text:span>.</text:p>
      <text:p text:style-name="P1">Dans le composant <text:span text:style-name="T3">App</text:span>, utilisez l'API Pokédex pour récupérer la liste des Pokémon et leurs capacités.</text:p>
      <text:p text:style-name="P1">Dans le composant <text:span text:style-name="T3">App</text:span>, transmettez les données des Pokémon et des capacités au composant <text:span text:style-name="T3">PokemonList</text:span>.</text:p>
      <text:p text:style-name="Standard">Testez votre application en entrant des noms de Pokémon ou en sélectionnant des capacités dans le menu déroulant. Assurez-vous que la liste des Pokémon affichée est correcte en fonction des critères de recherch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0T15:15:20.331006955</meta:creation-date>
    <dc:date>2023-02-20T15:25:48.129865733</dc:date>
    <meta:editing-duration>PT10M27S</meta:editing-duration>
    <meta:editing-cycles>2</meta:editing-cycles>
    <meta:generator>LibreOffice/6.4.7.2$Linux_X86_64 LibreOffice_project/40$Build-2</meta:generator>
    <meta:document-statistic meta:table-count="0" meta:image-count="0" meta:object-count="0" meta:page-count="2" meta:paragraph-count="19" meta:word-count="331" meta:character-count="2137" meta:non-whitespace-character-count="1828"/>
  </office:meta>
</office:document-meta>
</file>